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07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rame #0 allocated at 0x00824000 <text:s text:c="47"/></text:p>
          </table:table-cell>
          <table:table-cell office:value-type="float" office:value="8536064">
            <text:p>8536064</text:p>
          </table:table-cell>
          <table:table-cell/>
        </table:table-row>
        <table:table-row table:style-name="ro1">
          <table:table-cell office:value-type="string">
            <text:p>Frame #1 allocated at 0x00825000 <text:s text:c="47"/></text:p>
          </table:table-cell>
          <table:table-cell table:formula="of:=[.B1]+4096" office:value-type="float" office:value="8540160">
            <text:p>8540160</text:p>
          </table:table-cell>
          <table:table-cell/>
        </table:table-row>
        <table:table-row table:style-name="ro1">
          <table:table-cell office:value-type="string">
            <text:p>Frame #2 allocated at 0x00826000 <text:s text:c="47"/></text:p>
          </table:table-cell>
          <table:table-cell table:formula="of:=[.B2]+4096" office:value-type="float" office:value="8544256">
            <text:p>8544256</text:p>
          </table:table-cell>
          <table:table-cell/>
        </table:table-row>
        <table:table-row table:style-name="ro1">
          <table:table-cell office:value-type="string">
            <text:p>Frame #3 allocated at 0x00827000 <text:s text:c="47"/></text:p>
          </table:table-cell>
          <table:table-cell table:formula="of:=[.B3]+4096" office:value-type="float" office:value="8548352">
            <text:p>8548352</text:p>
          </table:table-cell>
          <table:table-cell/>
        </table:table-row>
        <table:table-row table:style-name="ro1">
          <table:table-cell office:value-type="string">
            <text:p>Frame #4 allocated at 0x00828000 <text:s text:c="47"/></text:p>
          </table:table-cell>
          <table:table-cell table:formula="of:=[.B4]+4096" office:value-type="float" office:value="8552448">
            <text:p>8552448</text:p>
          </table:table-cell>
          <table:table-cell/>
        </table:table-row>
        <table:table-row table:style-name="ro1">
          <table:table-cell office:value-type="string">
            <text:p>Frame #5 allocated at 0x00829000 <text:s text:c="47"/></text:p>
          </table:table-cell>
          <table:table-cell table:formula="of:=[.B5]+4096" office:value-type="float" office:value="8556544">
            <text:p>8556544</text:p>
          </table:table-cell>
          <table:table-cell/>
        </table:table-row>
        <table:table-row table:style-name="ro1">
          <table:table-cell office:value-type="string">
            <text:p>Frame #6 allocated at 0x0082a000 <text:s text:c="47"/></text:p>
          </table:table-cell>
          <table:table-cell table:formula="of:=[.B6]+4096" office:value-type="float" office:value="8560640">
            <text:p>8560640</text:p>
          </table:table-cell>
          <table:table-cell/>
        </table:table-row>
        <table:table-row table:style-name="ro1">
          <table:table-cell office:value-type="string">
            <text:p>Frame #7 allocated at 0x0082b000 <text:s text:c="47"/></text:p>
          </table:table-cell>
          <table:table-cell table:formula="of:=[.B7]+4096" office:value-type="float" office:value="8564736">
            <text:p>8564736</text:p>
          </table:table-cell>
          <table:table-cell/>
        </table:table-row>
        <table:table-row table:style-name="ro1">
          <table:table-cell office:value-type="string">
            <text:p>Frame #8 allocated at 0x0082c000 <text:s text:c="47"/></text:p>
          </table:table-cell>
          <table:table-cell table:formula="of:=[.B8]+4096" office:value-type="float" office:value="8568832">
            <text:p>8568832</text:p>
          </table:table-cell>
          <table:table-cell/>
        </table:table-row>
        <table:table-row table:style-name="ro1">
          <table:table-cell office:value-type="string">
            <text:p>Frame #9 allocated at 0x0082d000 <text:s text:c="47"/></text:p>
          </table:table-cell>
          <table:table-cell table:formula="of:=[.B9]+4096" office:value-type="float" office:value="8572928">
            <text:p>857292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etting bit of frame 10: set_bitfield(8572928, 1)</text:p>
          </table:table-cell>
          <table:table-cell table:formula="of:=((8572928-[.B1])/4096)" office:value-type="float" office:value="9">
            <text:p>9</text:p>
          </table:table-cell>
          <table:table-cell office:value-type="string">
            <text:p>Set this bit</text:p>
          </table:table-cell>
        </table:table-row>
        <table:table-row table:style-name="ro1">
          <table:table-cell/>
          <table:table-cell table:style-name="ce1" office:value-type="string">
            <text:p>9 / 8 = 1</text:p>
          </table:table-cell>
          <table:table-cell/>
        </table:table-row>
        <table:table-row table:style-name="ro1">
          <table:table-cell/>
          <table:table-cell office:value-type="string">
            <text:p>9 % 8 = 1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6">10/06/2010</text:date>, <text:time>20:1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rd Zellweger</meta:initial-creator>
    <meta:creation-date>2010-10-06T19:03:19</meta:creation-date>
    <dc:date>2010-10-06T20:19:50</dc:date>
    <dc:creator>Gerd Zellweger</dc:creator>
    <meta:editing-duration>PT01H16M31S</meta:editing-duration>
    <meta:editing-cycles>2</meta:editing-cycles>
    <meta:generator>OpenOffice.org/3.2$Unix OpenOffice.org_project/320m12$Build-9483</meta:generator>
    <meta:document-statistic meta:table-count="3" meta:cell-count="25" meta:object-count="0"/>
  </office:meta>
</office:document-meta>
</file>